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office:value-type="string">
            <text:p>Mental experiment to see if proposed algorithm will maintain consistent state when filtered fields are amended so that criteria no longer match and messages can arrive in any order..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mment</text:p>
          </table:table-cell>
          <table:table-cell office:value-type="string">
            <text:p>version</text:p>
          </table:table-cell>
          <table:table-cell office:value-type="string">
            <text:p>state</text:p>
          </table:table-cell>
          <table:table-cell/>
          <table:table-cell office:value-type="string">
            <text:p>state=ON</text:p>
          </table:table-cell>
          <table:table-cell/>
          <table:table-cell office:value-type="string">
            <text:p>state=OFF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urrent</text:p>
          </table:table-cell>
          <table:table-cell office:value-type="string">
            <text:p>historic</text:p>
          </table:table-cell>
          <table:table-cell office:value-type="string">
            <text:p>current</text:p>
          </table:table-cell>
          <table:table-cell office:value-type="string">
            <text:p>historic</text:p>
          </table:table-cell>
        </table:table-row>
        <table:table-row table:style-name="ro1">
          <table:table-cell table:number-columns-repeated="4"/>
          <table:table-cell table:number-columns-repeated="4" office:value-type="string">
            <text:p>-</text:p>
          </table:table-cell>
        </table:table-row>
        <table:table-row table:style-name="ro1">
          <table:table-cell office:value-type="string">
            <text:p>initial version</text:p>
          </table:table-cell>
          <table:table-cell office:value-type="float" office:value="0">
            <text:p>0</text:p>
          </table:table-cell>
          <table:table-cell office:value-type="string">
            <text:p>ON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amend</text:p>
          </table:table-cell>
          <table:table-cell office:value-type="float" office:value="1">
            <text:p>1</text:p>
          </table:table-cell>
          <table:table-cell office:value-type="string">
            <text:p>ON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string">
            <text:p>amend away</text:p>
          </table:table-cell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mend</text:p>
          </table:table-cell>
          <table:table-cell office:value-type="float" office:value="3">
            <text:p>3</text:p>
          </table:table-cell>
          <table:table-cell office:value-type="string">
            <text:p>OFF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mend away/back</text:p>
          </table:table-cell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-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mend</text:p>
          </table:table-cell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string">
            <text:p>-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ut of order</text:p>
          </table:table-cell>
          <table:table-cell table:number-columns-repeated="6"/>
        </table:table-row>
        <table:table-row table:style-name="ro1">
          <table:table-cell office:value-type="string">
            <text:p>amend away</text:p>
          </table:table-cell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string">
            <text:p>amend</text:p>
          </table:table-cell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/>
          <table:table-cell office:value-type="string">
            <text:p>-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onclusion:</text:p>
          </table:table-cell>
          <table:table-cell table:number-columns-repeated="7"/>
        </table:table-row>
        <table:table-row table:style-name="ro2">
          <table:table-cell office:value-type="string">
            <text:p>deletions must be remembered, versioned and kept up to date ;-(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23/09/2009</text:date>, <text:time>17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lian Gosnell</meta:initial-creator>
    <meta:creation-date>2009-09-23T17:44:23</meta:creation-date>
    <dc:date>2009-09-23T17:57:21</dc:date>
    <dc:creator>Julian Gosnell</dc:creator>
    <meta:editing-duration>PT00H04M47S</meta:editing-duration>
    <meta:editing-cycles>3</meta:editing-cycles>
    <meta:generator>OpenOffice.org/3.1$Linux OpenOffice.org_project/310m19$Build-9420</meta:generator>
    <meta:document-statistic meta:table-count="3" meta:cell-count="75" meta:object-count="0"/>
  </office:meta>
</office:document-meta>
</file>